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figma.com/file/2FtgBXZKNwcgI8x9U6AMZm/Maquette-play-combat?type=design&amp;node-id=2%3A2&amp;mode=design&amp;t=HxTiljtMy2CvQBxm-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11:07:28.215000000</meta:creation-date>
    <dc:date>2024-05-13T11:07:33.802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129" meta:non-whitespace-character-count="129"/>
    <meta:generator>LibreOffice/7.4.3.2$Windows_X86_64 LibreOffice_project/1048a8393ae2eeec98dff31b5c133c5f1d08b890</meta:generator>
  </office:meta>
</office:document-meta>
</file>